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6.404cm" fo:margin-left="0cm"/>
    </style:style>
    <style:style style:name="Column3" style:family="table-column">
      <style:table-column-properties style:column-width="16.404cm"/>
    </style:style>
    <style:style style:name="Row4" style:family="table-row"/>
    <style:style style:name="Cell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able4" style:family="table">
      <style:table-properties table:align="left" style:width="12.541cm" fo:margin-left="0cm"/>
    </style:style>
    <style:style style:name="Column4" style:family="table-column">
      <style:table-column-properties style:column-width="12.541cm"/>
    </style:style>
    <style:style style:name="Row6" style:family="table-row"/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able5" style:family="table">
      <style:table-properties table:align="left" style:width="12.188cm" fo:margin-left="0cm"/>
    </style:style>
    <style:style style:name="Column5" style:family="table-column">
      <style:table-column-properties style:column-width="12.188cm"/>
    </style:style>
    <style:style style:name="Row7" style:family="table-row"/>
    <style:style style:name="Cell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8" style:family="table-cell">
      <style:table-cell-properties fo:background-color="#e69138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4a86e8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fo:background-color="#f1c232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fo:background-color="#4a86e8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6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6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7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8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line-height="100%" style:writing-mode="lr-tb"/>
    </style:style>
    <style:style style:name="P9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22" style:family="table-row"/>
    <style:style style:name="Cell2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fo:background-color="#9900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6.404cm" fo:margin-left="0cm"/>
    </style:style>
    <style:style style:name="Column9" style:family="table-column">
      <style:table-column-properties style:column-width="16.404cm"/>
    </style:style>
    <style:style style:name="Row24" style:family="table-row"/>
    <style:style style:name="Cell24" style:family="table-cell">
      <style:table-cell-properties fo:background-color="#ff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able10" style:family="table">
      <style:table-properties table:align="left" style:width="12.541cm" fo:margin-left="0cm"/>
    </style:style>
    <style:style style:name="Column10" style:family="table-column">
      <style:table-column-properties style:column-width="12.541cm"/>
    </style:style>
    <style:style style:name="Row26" style:family="table-row"/>
    <style:style style:name="Cell2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able11" style:family="table">
      <style:table-properties table:align="left" style:width="10.636cm" fo:margin-left="0cm"/>
    </style:style>
    <style:style style:name="Column11" style:family="table-column">
      <style:table-column-properties style:column-width="10.636cm"/>
    </style:style>
    <style:style style:name="Row27" style:family="table-row"/>
    <style:style style:name="Cell2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8" style:family="table-row"/>
    <style:style style:name="Cell28" style:family="table-cell">
      <style:table-cell-properties fo:background-color="#e69138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fo:background-color="#ff99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30" style:family="table-cell">
      <style:table-cell-properties fo:background-color="#f1c232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1" style:family="table-cell">
      <style:table-cell-properties fo:background-color="#f1c232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2.54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32" style:family="table-cell">
      <style:table-cell-properties fo:background-color="#f1c232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3.81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33" style:family="table-cell">
      <style:table-cell-properties fo:background-color="#ff9900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2.54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4" style:family="table-cell">
      <style:table-cell-properties fo:background-color="#9900ff"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fo:background-color="#ff990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3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2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4:</text:span><text:span text:style-name="T5_3">Statements</text:span><text:span text:style-name="T5_4"><text:s/></text:span><text:span text:style-name="T5_5">Expressions</text:span><text:span text:style-name="T5_6"><text:s/></text:span><text:span text:style-name="T5_7">Control</text:span><text:span text:style-name="T5_8"><text:s/></text:span><text:span text:style-name="T5_9">Flow</text:span><text:span text:style-name="T5_10"><text:s/></text:span><text:span text:style-name="T5_11">and</text:span><text:span text:style-name="T5_12"><text:s/></text:span><text:span text:style-name="T5_13">Variables</text:span><text:span text:style-name="T5_14"><text:s/>(</text:span><text:span text:style-name="T5_15">Part</text:span><text:span text:style-name="T5_16"><text:s/>2)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our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The</text:span><text:span text:style-name="T15_2"><text:s/></text:span><text:span text:style-name="T15_3">Scratch</text:span><text:span text:style-name="T15_4"><text:s/></text:span><text:span text:style-name="T15_5">program</text:span><text:span text:style-name="T15_6"><text:s/></text:span><text:span text:style-name="T15_7">below</text:span><text:span text:style-name="T15_8"><text:s/></text:span><text:span text:style-name="T15_9">has</text:span><text:span text:style-name="T15_10"><text:s/>1<text:s/></text:span><text:span text:style-name="T15_11">Sprite</text:span><text:span text:style-name="T15_12">.<text:s/></text:span><text:span text:style-name="T15_13">The</text:span><text:span text:style-name="T15_14"><text:s/></text:span><text:span text:style-name="T15_15">Sprite</text:span><text:span text:style-name="T15_16"><text:s/></text:span><text:span text:style-name="T15_17">has</text:span><text:span text:style-name="T15_18"><text:s/>1<text:s/></text:span><text:span text:style-name="T15_19">Script</text:span><text:span text:style-name="T15_20">.<text:s/></text:span></text:p>
            <text:p text:style-name="P16"/>
            <text:p text:style-name="P17"><text:span text:style-name="T17_1">What</text:span><text:span text:style-name="T17_2"><text:s/></text:span><text:span text:style-name="T17_3">will</text:span><text:span text:style-name="T17_4"><text:s/></text:span><text:span text:style-name="T17_5">the</text:span><text:span text:style-name="T17_6"><text:s/></text:span><text:span text:style-name="T17_7">Sprite</text:span><text:span text:style-name="T17_8">’</text:span><text:span text:style-name="T17_9">s</text:span><text:span text:style-name="T17_10"><text:s/></text:span><text:span text:style-name="T17_11">x</text:span><text:span text:style-name="T17_12"><text:s/></text:span><text:span text:style-name="T17_13">and</text:span><text:span text:style-name="T17_14"><text:s/></text:span><text:span text:style-name="T17_15">y</text:span><text:span text:style-name="T17_16"><text:s/></text:span><text:span text:style-name="T17_17">location</text:span><text:span text:style-name="T17_18"><text:s/></text:span><text:span text:style-name="T17_19">when</text:span><text:span text:style-name="T17_20"><text:s/></text:span><text:span text:style-name="T17_21">the</text:span><text:span text:style-name="T17_22"><text:s/></text:span><text:span text:style-name="T17_23">Green</text:span><text:span text:style-name="T17_24"><text:s/></text:span><text:span text:style-name="T17_25">Flag</text:span><text:span text:style-name="T17_26"><text:s/></text:span><text:span text:style-name="T17_27">is</text:span><text:span text:style-name="T17_28"><text:s/></text:span><text:span text:style-name="T17_29">clicked</text:span><text:span text:style-name="T17_30">?</text:span></text:p>
            <table:table table:style-name="Table3">
              <table:table-column table:style-name="Column3"/>
              <table:table-row table:style-name="Row4">
                <table:table-cell table:style-name="Cell4">
                  <text:p text:style-name="P18"><text:span text:style-name="T18_1">Script</text:span><text:span text:style-name="T18_2"><text:s/></text:span><text:span text:style-name="T18_3">Tab</text:span></text:p>
                </table:table-cell>
              </table:table-row>
              <table:table-row table:style-name="Row5">
                <table:table-cell table:style-name="Cell5">
                  <text:p text:style-name="P19"/>
                  <table:table table:style-name="Table4">
                    <table:table-column table:style-name="Column4"/>
                    <table:table-row table:style-name="Row6">
                      <table:table-cell table:style-name="Cell6">
                        <text:p text:style-name="P20"/>
                        <table:table table:style-name="Table5">
                          <table:table-column table:style-name="Column5"/>
                          <table:table-row table:style-name="Row7">
                            <table:table-cell table:style-name="Cell7">
                              <text:p text:style-name="P21"><text:span text:style-name="T21_1">Script</text:span><text:span text:style-name="T21_2"><text:s/>1</text:span></text:p>
                            </table:table-cell>
                          </table:table-row>
                          <table:table-row table:style-name="Row8">
                            <table:table-cell table:style-name="Cell8">
                              <text:p text:style-name="P22"><text:span text:style-name="T22_1">when</text:span><text:span text:style-name="T22_2"><text:s/></text:span><text:span text:style-name="T22_3">Flag</text:span><text:span text:style-name="T22_4"><text:s/></text:span><text:span text:style-name="T22_5">clicked</text:span></text:p>
                            </table:table-cell>
                          </table:table-row>
                          <table:table-row table:style-name="Row9">
                            <table:table-cell table:style-name="Cell9">
                              <text:p text:style-name="P23"><text:span text:style-name="T23_1">go</text:span><text:span text:style-name="T23_2"><text:s/></text:span><text:span text:style-name="T23_3">to</text:span><text:span text:style-name="T23_4"><text:s/></text:span><text:span text:style-name="T23_5">x</text:span><text:span text:style-name="T23_6">:<text:s/>(0)<text:s/></text:span><text:span text:style-name="T23_7">y</text:span><text:span text:style-name="T23_8">:(0)<text:s/></text:span></text:p>
                            </table:table-cell>
                          </table:table-row>
                          <table:table-row table:style-name="Row10">
                            <table:table-cell table:style-name="Cell10">
                              <text:p text:style-name="P24"><text:span text:style-name="T24_1">stop</text:span><text:span text:style-name="T24_2"><text:s/>(</text:span><text:span text:style-name="T24_3">all</text:span><text:span text:style-name="T24_4">)</text:span></text:p>
                            </table:table-cell>
                          </table:table-row>
                          <table:table-row table:style-name="Row11">
                            <table:table-cell table:style-name="Cell11">
                              <text:p text:style-name="P25"><text:span text:style-name="T25_1">glide</text:span><text:span text:style-name="T25_2"><text:s/>(1)<text:s/></text:span><text:span text:style-name="T25_3">secs</text:span><text:span text:style-name="T25_4"><text:s/></text:span><text:span text:style-name="T25_5">to</text:span><text:span text:style-name="T25_6"><text:s/></text:span><text:span text:style-name="T25_7">x</text:span><text:span text:style-name="T25_8">:(100)<text:s/></text:span><text:span text:style-name="T25_9">y</text:span><text:span text:style-name="T25_10">:(100)</text:span></text:p>
                            </table:table-cell>
                          </table:table-row>
                        </table:table>
                        <text:p text:style-name="P26"/>
                      </table:table-cell>
                    </table:table-row>
                  </table:table>
                  <text:p text:style-name="P27"/>
                </table:table-cell>
              </table:table-row>
            </table:table>
            <text:p text:style-name="P28"/>
            <text:p text:style-name="P29"/>
            <text:p text:style-name="P30"><text:span text:style-name="T30_1">Indicate</text:span><text:span text:style-name="T30_2"><text:s/></text:span><text:span text:style-name="T30_3">both</text:span><text:span text:style-name="T30_4"><text:s/></text:span><text:span text:style-name="T30_5">the</text:span><text:span text:style-name="T30_6"><text:s/></text:span><text:span text:style-name="T30_7">x</text:span><text:span text:style-name="T30_8"><text:s/></text:span><text:span text:style-name="T30_9">and</text:span><text:span text:style-name="T30_10"><text:s/></text:span><text:span text:style-name="T30_11">y</text:span><text:span text:style-name="T30_12"><text:s/></text:span><text:span text:style-name="T30_13">location</text:span></text:p>
            <text:p text:style-name="P31"/>
            <text:p text:style-name="P32"><text:span text:style-name="T32_1">Write</text:span><text:span text:style-name="T32_2"><text:s/></text:span><text:span text:style-name="T32_3">your</text:span><text:span text:style-name="T32_4"><text:s/></text:span><text:span text:style-name="T32_5">answer</text:span><text:span text:style-name="T32_6"><text:s/></text:span><text:span text:style-name="T32_7">below</text:span></text:p>
          </table:table-cell>
        </table:table-row>
        <table:table-row table:style-name="Row12">
          <table:table-cell table:style-name="Cell12">
            <text:p text:style-name="P33"><text:span text:style-name="T33_1">Answer</text:span></text:p>
          </table:table-cell>
        </table:table-row>
        <table:table-row table:style-name="Row13">
          <table:table-cell table:style-name="Cell13">
            <text:p text:style-name="P34"/>
            <text:p text:style-name="P35"/>
            <text:p text:style-name="P36"/>
          </table:table-cell>
        </table:table-row>
      </table:table>
      <text:p text:style-name="P37"/>
      <text:p text:style-name="P38"/>
      <text:p text:style-name="P39"/>
      <table:table table:style-name="Table6">
        <table:table-column table:style-name="Column6"/>
        <table:table-row table:style-name="Row14">
          <table:table-cell table:style-name="Cell14">
            <text:p text:style-name="P40"><text:span text:style-name="T40_1">Question</text:span><text:span text:style-name="T40_2"><text:s/>2</text:span></text:p>
          </table:table-cell>
        </table:table-row>
        <table:table-row table:style-name="Row15">
          <table:table-cell table:style-name="Cell15">
            <text:p text:style-name="P41"><text:span text:style-name="T41_1">The</text:span><text:span text:style-name="T41_2"><text:s/></text:span><text:span text:style-name="T41_3">Scratch</text:span><text:span text:style-name="T41_4"><text:s/></text:span><text:span text:style-name="T41_5">program</text:span><text:span text:style-name="T41_6"><text:s/></text:span><text:span text:style-name="T41_7">below</text:span><text:span text:style-name="T41_8"><text:s/></text:span><text:span text:style-name="T41_9">has</text:span><text:span text:style-name="T41_10"><text:s/>1<text:s/></text:span><text:span text:style-name="T41_11">Sprite</text:span><text:span text:style-name="T41_12">.<text:s/></text:span><text:span text:style-name="T41_13">The</text:span><text:span text:style-name="T41_14"><text:s/></text:span><text:span text:style-name="T41_15">Sprite</text:span><text:span text:style-name="T41_16"><text:s/></text:span><text:span text:style-name="T41_17">has</text:span><text:span text:style-name="T41_18"><text:s/>1<text:s/></text:span><text:span text:style-name="T41_19">Variable</text:span><text:span text:style-name="T41_20"><text:s/></text:span><text:span text:style-name="T41_21">called</text:span><text:span text:style-name="T41_22"><text:s/></text:span><text:span text:style-name="T41_23">STEPS</text:span></text:p>
            <text:p text:style-name="P42"/>
            <text:p text:style-name="P43"><text:span text:style-name="T43_1">You</text:span><text:span text:style-name="T43_2"><text:s/></text:span><text:span text:style-name="T43_3">want</text:span><text:span text:style-name="T43_4"><text:s/></text:span><text:span text:style-name="T43_5">the</text:span><text:span text:style-name="T43_6"><text:s/></text:span><text:span text:style-name="T43_7">value</text:span><text:span text:style-name="T43_8"><text:s/></text:span><text:span text:style-name="T43_9">of</text:span><text:span text:style-name="T43_10"><text:s/></text:span><text:span text:style-name="T43_11">the</text:span><text:span text:style-name="T43_12"><text:s/></text:span><text:span text:style-name="T43_13">variable</text:span><text:span text:style-name="T43_14"><text:s/></text:span><text:span text:style-name="T43_15">to</text:span><text:span text:style-name="T43_16"><text:s/></text:span><text:span text:style-name="T43_17">be</text:span><text:span text:style-name="T43_18"><text:s/>0</text:span></text:p>
            <text:p text:style-name="P44"/>
            <text:p text:style-name="P45"><text:span text:style-name="T45_1">Which</text:span><text:span text:style-name="T45_2"><text:s/></text:span><text:span text:style-name="T45_3">of</text:span><text:span text:style-name="T45_4"><text:s/></text:span><text:span text:style-name="T45_5">the</text:span><text:span text:style-name="T45_6"><text:s/></text:span><text:span text:style-name="T45_7">following</text:span><text:span text:style-name="T45_8"><text:s/></text:span><text:span text:style-name="T45_9">statements</text:span><text:span text:style-name="T45_10"><text:s/></text:span><text:span text:style-name="T45_11">will</text:span><text:span text:style-name="T45_12"><text:s/></text:span><text:span text:style-name="T45_13">set</text:span><text:span text:style-name="T45_14"><text:s/></text:span><text:span text:style-name="T45_15">the</text:span><text:span text:style-name="T45_16"><text:s/></text:span><text:span text:style-name="T45_17">value</text:span><text:span text:style-name="T45_18"><text:s/></text:span><text:span text:style-name="T45_19">of</text:span><text:span text:style-name="T45_20"><text:s/></text:span><text:span text:style-name="T45_21">the</text:span><text:span text:style-name="T45_22"><text:s/></text:span><text:span text:style-name="T45_23">variable</text:span><text:span text:style-name="T45_24"><text:s/></text:span><text:span text:style-name="T45_25">to</text:span><text:span text:style-name="T45_26"><text:s/>0</text:span></text:p>
            <text:p text:style-name="P46"/>
            <text:list text:style-name="LS1" xml:id="list0">
              <text:list-item>
                <text:p text:style-name="P47"><text:span text:style-name="T47_1">set</text:span><text:span text:style-name="T47_2"><text:s/>(</text:span><text:span text:style-name="T47_3">STEPS</text:span><text:span text:style-name="T47_4">)<text:s/></text:span><text:span text:style-name="T47_5">to</text:span><text:span text:style-name="T47_6"><text:s/>(0)</text:span></text:p>
              </text:list-item>
              <text:list-item>
                <text:p text:style-name="P48"><text:span text:style-name="T48_1">change</text:span><text:span text:style-name="T48_2"><text:s/>(</text:span><text:span text:style-name="T48_3">STEPS</text:span><text:span text:style-name="T48_4">)<text:s/></text:span><text:span text:style-name="T48_5">by</text:span><text:span text:style-name="T48_6"><text:s/>(1)</text:span></text:p>
              </text:list-item>
              <text:list-item>
                <text:p text:style-name="P49"><text:span text:style-name="T49_1">show</text:span><text:span text:style-name="T49_2"><text:s/></text:span><text:span text:style-name="T49_3">variable</text:span><text:span text:style-name="T49_4"><text:s/>(</text:span><text:span text:style-name="T49_5">STEPS</text:span><text:span text:style-name="T49_6">)</text:span></text:p>
              </text:list-item>
              <text:list-item>
                <text:p text:style-name="P50"><text:span text:style-name="T50_1">hide</text:span><text:span text:style-name="T50_2"><text:s/></text:span><text:span text:style-name="T50_3">variable</text:span><text:span text:style-name="T50_4"><text:s/>(</text:span><text:span text:style-name="T50_5">STEPS</text:span><text:span text:style-name="T50_6">)</text:span></text:p>
              </text:list-item>
            </text:list>
            <text:p text:style-name="P51"/>
            <text:p text:style-name="P52"><text:span text:style-name="T52_1">Type</text:span><text:span text:style-name="T52_2"><text:s/></text:span><text:span text:style-name="T52_3">in</text:span><text:span text:style-name="T52_4"><text:s/>1<text:s/></text:span><text:span text:style-name="T52_5">in</text:span><text:span text:style-name="T52_6"><text:s/></text:span><text:span text:style-name="T52_7">the</text:span><text:span text:style-name="T52_8"><text:s/></text:span><text:span text:style-name="T52_9">Answer</text:span><text:span text:style-name="T52_10"><text:s/></text:span><text:span text:style-name="T52_11">Box</text:span><text:span text:style-name="T52_12"><text:s/></text:span><text:span text:style-name="T52_13">below</text:span><text:span text:style-name="T52_14"><text:s/></text:span><text:span text:style-name="T52_15">if</text:span><text:span text:style-name="T52_16"><text:s/></text:span><text:span text:style-name="T52_17">you</text:span><text:span text:style-name="T52_18"><text:s/></text:span><text:span text:style-name="T52_19">think</text:span><text:span text:style-name="T52_20"><text:s/>1<text:s/></text:span><text:span text:style-name="T52_21">is</text:span><text:span text:style-name="T52_22"><text:s/></text:span><text:span text:style-name="T52_23">the</text:span><text:span text:style-name="T52_24"><text:s/></text:span><text:span text:style-name="T52_25">correct</text:span><text:span text:style-name="T52_26"><text:s/></text:span><text:span text:style-name="T52_27">answer</text:span></text:p>
            <text:p text:style-name="P53"><text:span text:style-name="T53_1">Type</text:span><text:span text:style-name="T53_2"><text:s/></text:span><text:span text:style-name="T53_3">in</text:span><text:span text:style-name="T53_4"><text:s/>2<text:s/></text:span><text:span text:style-name="T53_5">in</text:span><text:span text:style-name="T53_6"><text:s/></text:span><text:span text:style-name="T53_7">the</text:span><text:span text:style-name="T53_8"><text:s/></text:span><text:span text:style-name="T53_9">Answer</text:span><text:span text:style-name="T53_10"><text:s/></text:span><text:span text:style-name="T53_11">Box</text:span><text:span text:style-name="T53_12"><text:s/></text:span><text:span text:style-name="T53_13">below</text:span><text:span text:style-name="T53_14"><text:s/></text:span><text:span text:style-name="T53_15">if</text:span><text:span text:style-name="T53_16"><text:s/></text:span><text:span text:style-name="T53_17">you</text:span><text:span text:style-name="T53_18"><text:s/></text:span><text:span text:style-name="T53_19">think</text:span><text:span text:style-name="T53_20"><text:s/>2<text:s/></text:span><text:span text:style-name="T53_21">is</text:span><text:span text:style-name="T53_22"><text:s/></text:span><text:span text:style-name="T53_23">the</text:span><text:span text:style-name="T53_24"><text:s/></text:span><text:span text:style-name="T53_25">correct</text:span><text:span text:style-name="T53_26"><text:s/></text:span><text:span text:style-name="T53_27">answer</text:span></text:p>
            <text:p text:style-name="P54"><text:span text:style-name="T54_1">Type</text:span><text:span text:style-name="T54_2"><text:s/></text:span><text:span text:style-name="T54_3">in</text:span><text:span text:style-name="T54_4"><text:s/>3<text:s/></text:span><text:span text:style-name="T54_5">in</text:span><text:span text:style-name="T54_6"><text:s/></text:span><text:span text:style-name="T54_7">the</text:span><text:span text:style-name="T54_8"><text:s/></text:span><text:span text:style-name="T54_9">Answer</text:span><text:span text:style-name="T54_10"><text:s/></text:span><text:span text:style-name="T54_11">Box</text:span><text:span text:style-name="T54_12"><text:s/></text:span><text:span text:style-name="T54_13">below</text:span><text:span text:style-name="T54_14"><text:s/></text:span><text:span text:style-name="T54_15">if</text:span><text:span text:style-name="T54_16"><text:s/></text:span><text:span text:style-name="T54_17">you</text:span><text:span text:style-name="T54_18"><text:s/></text:span><text:span text:style-name="T54_19">think</text:span><text:span text:style-name="T54_20"><text:s/>3<text:s/></text:span><text:span text:style-name="T54_21">is</text:span><text:span text:style-name="T54_22"><text:s/></text:span><text:span text:style-name="T54_23">the</text:span><text:span text:style-name="T54_24"><text:s/></text:span><text:span text:style-name="T54_25">correct</text:span><text:span text:style-name="T54_26"><text:s/></text:span><text:span text:style-name="T54_27">answer</text:span></text:p>
            <text:p text:style-name="P55"><text:span text:style-name="T55_1">Type</text:span><text:span text:style-name="T55_2"><text:s/></text:span><text:span text:style-name="T55_3">in</text:span><text:span text:style-name="T55_4"><text:s/>4<text:s/></text:span><text:span text:style-name="T55_5">in</text:span><text:span text:style-name="T55_6"><text:s/></text:span><text:span text:style-name="T55_7">the</text:span><text:span text:style-name="T55_8"><text:s/></text:span><text:span text:style-name="T55_9">Answer</text:span><text:span text:style-name="T55_10"><text:s/></text:span><text:span text:style-name="T55_11">Box</text:span><text:span text:style-name="T55_12"><text:s/></text:span><text:span text:style-name="T55_13">below</text:span><text:span text:style-name="T55_14"><text:s/></text:span><text:span text:style-name="T55_15">if</text:span><text:span text:style-name="T55_16"><text:s/></text:span><text:span text:style-name="T55_17">you</text:span><text:span text:style-name="T55_18"><text:s/></text:span><text:span text:style-name="T55_19">think</text:span><text:span text:style-name="T55_20"><text:s/>4<text:s/></text:span><text:span text:style-name="T55_21">is</text:span><text:span text:style-name="T55_22"><text:s/></text:span><text:span text:style-name="T55_23">the</text:span><text:span text:style-name="T55_24"><text:s/></text:span><text:span text:style-name="T55_25">correct</text:span><text:span text:style-name="T55_26"><text:s/></text:span><text:span text:style-name="T55_27">answer</text:span></text:p>
            <text:p text:style-name="P56"/>
            <text:p text:style-name="P57"><text:span text:style-name="T57_1">Write</text:span><text:span text:style-name="T57_2"><text:s/></text:span><text:span text:style-name="T57_3">your</text:span><text:span text:style-name="T57_4"><text:s/></text:span><text:span text:style-name="T57_5">answer</text:span><text:span text:style-name="T57_6"><text:s/></text:span><text:span text:style-name="T57_7">below</text:span></text:p>
          </table:table-cell>
        </table:table-row>
        <table:table-row table:style-name="Row16">
          <table:table-cell table:style-name="Cell16">
            <text:p text:style-name="P58"><text:span text:style-name="T58_1">Answer</text:span></text:p>
          </table:table-cell>
        </table:table-row>
        <table:table-row table:style-name="Row17">
          <table:table-cell table:style-name="Cell17">
            <text:p text:style-name="P59"/>
            <text:p text:style-name="P60"/>
            <text:p text:style-name="P61"/>
            <text:p text:style-name="P62"/>
            <text:p text:style-name="P63"/>
          </table:table-cell>
        </table:table-row>
      </table:table>
      <text:p text:style-name="P64"/>
      <text:p text:style-name="P65"/>
      <text:p text:style-name="P66"/>
      <text:p text:style-name="P67"/>
      <table:table table:style-name="Table7">
        <table:table-column table:style-name="Column7"/>
        <table:table-row table:style-name="Row18">
          <table:table-cell table:style-name="Cell18">
            <text:p text:style-name="P68"><text:span text:style-name="T68_1">Question</text:span><text:span text:style-name="T68_2"><text:s/>3</text:span></text:p>
          </table:table-cell>
        </table:table-row>
        <table:table-row table:style-name="Row19">
          <table:table-cell table:style-name="Cell19">
            <text:p text:style-name="P69"><text:span text:style-name="T69_1">The</text:span><text:span text:style-name="T69_2"><text:s/></text:span><text:span text:style-name="T69_3">Scratch</text:span><text:span text:style-name="T69_4"><text:s/></text:span><text:span text:style-name="T69_5">program</text:span><text:span text:style-name="T69_6"><text:s/></text:span><text:span text:style-name="T69_7">below</text:span><text:span text:style-name="T69_8"><text:s/></text:span><text:span text:style-name="T69_9">has</text:span><text:span text:style-name="T69_10"><text:s/>1<text:s/></text:span><text:span text:style-name="T69_11">Sprite</text:span><text:span text:style-name="T69_12">.<text:s/></text:span><text:span text:style-name="T69_13">The</text:span><text:span text:style-name="T69_14"><text:s/></text:span><text:span text:style-name="T69_15">Sprite</text:span><text:span text:style-name="T69_16"><text:s/></text:span><text:span text:style-name="T69_17">has</text:span><text:span text:style-name="T69_18"><text:s/>1<text:s/></text:span><text:span text:style-name="T69_19">Variable</text:span><text:span text:style-name="T69_20"><text:s/></text:span><text:span text:style-name="T69_21">called</text:span><text:span text:style-name="T69_22"><text:s/></text:span><text:span text:style-name="T69_23">STEPS</text:span></text:p>
            <text:p text:style-name="P70"/>
            <text:p text:style-name="P71"><text:span text:style-name="T71_1">The</text:span><text:span text:style-name="T71_2"><text:s/></text:span><text:span text:style-name="T71_3">current</text:span><text:span text:style-name="T71_4"><text:s/></text:span><text:span text:style-name="T71_5">value</text:span><text:span text:style-name="T71_6"><text:s/></text:span><text:span text:style-name="T71_7">of</text:span><text:span text:style-name="T71_8"><text:s/></text:span><text:span text:style-name="T71_9">the</text:span><text:span text:style-name="T71_10"><text:s/></text:span><text:span text:style-name="T71_11">variable</text:span><text:span text:style-name="T71_12"><text:s/></text:span><text:span text:style-name="T71_13">is</text:span><text:span text:style-name="T71_14"><text:s/>1.</text:span></text:p>
            <text:p text:style-name="P72"><text:span text:style-name="T72_1">You</text:span><text:span text:style-name="T72_2"><text:s/></text:span><text:span text:style-name="T72_3">want</text:span><text:span text:style-name="T72_4"><text:s/></text:span><text:span text:style-name="T72_5">the</text:span><text:span text:style-name="T72_6"><text:s/></text:span><text:span text:style-name="T72_7">change</text:span><text:span text:style-name="T72_8"><text:s/></text:span><text:span text:style-name="T72_9">of</text:span><text:span text:style-name="T72_10"><text:s/></text:span><text:span text:style-name="T72_11">the</text:span><text:span text:style-name="T72_12"><text:s/></text:span><text:span text:style-name="T72_13">variable</text:span><text:span text:style-name="T72_14"><text:s/></text:span><text:span text:style-name="T72_15">by</text:span><text:span text:style-name="T72_16"><text:s/></text:span><text:span text:style-name="T72_17">1</text:span></text:p>
            <text:p text:style-name="P73"/>
            <text:p text:style-name="P74"><text:span text:style-name="T74_1">Which</text:span><text:span text:style-name="T74_2"><text:s/></text:span><text:span text:style-name="T74_3">of</text:span><text:span text:style-name="T74_4"><text:s/></text:span><text:span text:style-name="T74_5">the</text:span><text:span text:style-name="T74_6"><text:s/></text:span><text:span text:style-name="T74_7">following</text:span><text:span text:style-name="T74_8"><text:s/></text:span><text:span text:style-name="T74_9">statements</text:span><text:span text:style-name="T74_10"><text:s/></text:span><text:span text:style-name="T74_11">will</text:span><text:span text:style-name="T74_12"><text:s/></text:span><text:span text:style-name="T74_13">change</text:span><text:span text:style-name="T74_14"><text:s/></text:span><text:span text:style-name="T74_15">the</text:span><text:span text:style-name="T74_16"><text:s/></text:span><text:span text:style-name="T74_17">value</text:span><text:span text:style-name="T74_18"><text:s/></text:span><text:span text:style-name="T74_19">of</text:span><text:span text:style-name="T74_20"><text:s/></text:span><text:span text:style-name="T74_21">the</text:span><text:span text:style-name="T74_22"><text:s/></text:span><text:span text:style-name="T74_23">variable</text:span><text:span text:style-name="T74_24"><text:s/></text:span><text:span text:style-name="T74_25">by</text:span><text:span text:style-name="T74_26"><text:s/>1?</text:span></text:p>
            <text:p text:style-name="P75"/>
            <text:list text:style-name="LS2" xml:id="list4">
              <text:list-item>
                <text:p text:style-name="P76"><text:span text:style-name="T76_1">set</text:span><text:span text:style-name="T76_2"><text:s/>(</text:span><text:span text:style-name="T76_3">STEPS</text:span><text:span text:style-name="T76_4">)<text:s/></text:span><text:span text:style-name="T76_5">to</text:span><text:span text:style-name="T76_6"><text:s/>(1)</text:span></text:p>
              </text:list-item>
              <text:list-item>
                <text:p text:style-name="P77"><text:span text:style-name="T77_1">change</text:span><text:span text:style-name="T77_2"><text:s/>(</text:span><text:span text:style-name="T77_3">STEPS</text:span><text:span text:style-name="T77_4">)<text:s/></text:span><text:span text:style-name="T77_5">by</text:span><text:span text:style-name="T77_6"><text:s/>(1)</text:span></text:p>
              </text:list-item>
              <text:list-item>
                <text:p text:style-name="P78"><text:span text:style-name="T78_1">show</text:span><text:span text:style-name="T78_2"><text:s/></text:span><text:span text:style-name="T78_3">variable</text:span><text:span text:style-name="T78_4"><text:s/>(</text:span><text:span text:style-name="T78_5">STEPS</text:span><text:span text:style-name="T78_6">)</text:span></text:p>
              </text:list-item>
              <text:list-item>
                <text:p text:style-name="P79"><text:span text:style-name="T79_1">hide</text:span><text:span text:style-name="T79_2"><text:s/></text:span><text:span text:style-name="T79_3">variable</text:span><text:span text:style-name="T79_4"><text:s/>(</text:span><text:span text:style-name="T79_5">STEPS</text:span><text:span text:style-name="T79_6">)</text:span></text:p>
              </text:list-item>
            </text:list>
            <text:p text:style-name="P80"/>
            <text:p text:style-name="P81"><text:span text:style-name="T81_1">Type</text:span><text:span text:style-name="T81_2"><text:s/></text:span><text:span text:style-name="T81_3">in</text:span><text:span text:style-name="T81_4"><text:s/>1<text:s/></text:span><text:span text:style-name="T81_5">in</text:span><text:span text:style-name="T81_6"><text:s/></text:span><text:span text:style-name="T81_7">the</text:span><text:span text:style-name="T81_8"><text:s/></text:span><text:span text:style-name="T81_9">Answer</text:span><text:span text:style-name="T81_10"><text:s/></text:span><text:span text:style-name="T81_11">Box</text:span><text:span text:style-name="T81_12"><text:s/></text:span><text:span text:style-name="T81_13">below</text:span><text:span text:style-name="T81_14"><text:s/></text:span><text:span text:style-name="T81_15">if</text:span><text:span text:style-name="T81_16"><text:s/></text:span><text:span text:style-name="T81_17">you</text:span><text:span text:style-name="T81_18"><text:s/></text:span><text:span text:style-name="T81_19">think</text:span><text:span text:style-name="T81_20"><text:s/>1<text:s/></text:span><text:span text:style-name="T81_21">is</text:span><text:span text:style-name="T81_22"><text:s/></text:span><text:span text:style-name="T81_23">the</text:span><text:span text:style-name="T81_24"><text:s/></text:span><text:span text:style-name="T81_25">correct</text:span><text:span text:style-name="T81_26"><text:s/></text:span><text:span text:style-name="T81_27">answer</text:span></text:p>
            <text:p text:style-name="P82"><text:span text:style-name="T82_1">Type</text:span><text:span text:style-name="T82_2"><text:s/></text:span><text:span text:style-name="T82_3">in</text:span><text:span text:style-name="T82_4"><text:s/>2<text:s/></text:span><text:span text:style-name="T82_5">in</text:span><text:span text:style-name="T82_6"><text:s/></text:span><text:span text:style-name="T82_7">the</text:span><text:span text:style-name="T82_8"><text:s/></text:span><text:span text:style-name="T82_9">Answer</text:span><text:span text:style-name="T82_10"><text:s/></text:span><text:span text:style-name="T82_11">Box</text:span><text:span text:style-name="T82_12"><text:s/></text:span><text:span text:style-name="T82_13">below</text:span><text:span text:style-name="T82_14"><text:s/></text:span><text:span text:style-name="T82_15">if</text:span><text:span text:style-name="T82_16"><text:s/></text:span><text:span text:style-name="T82_17">you</text:span><text:span text:style-name="T82_18"><text:s/></text:span><text:span text:style-name="T82_19">think</text:span><text:span text:style-name="T82_20"><text:s/>2<text:s/></text:span><text:span text:style-name="T82_21">is</text:span><text:span text:style-name="T82_22"><text:s/></text:span><text:span text:style-name="T82_23">the</text:span><text:span text:style-name="T82_24"><text:s/></text:span><text:span text:style-name="T82_25">correct</text:span><text:span text:style-name="T82_26"><text:s/></text:span><text:span text:style-name="T82_27">answer</text:span></text:p>
            <text:p text:style-name="P83"><text:span text:style-name="T83_1">Type</text:span><text:span text:style-name="T83_2"><text:s/></text:span><text:span text:style-name="T83_3">in</text:span><text:span text:style-name="T83_4"><text:s/>3<text:s/></text:span><text:span text:style-name="T83_5">in</text:span><text:span text:style-name="T83_6"><text:s/></text:span><text:span text:style-name="T83_7">the</text:span><text:span text:style-name="T83_8"><text:s/></text:span><text:span text:style-name="T83_9">Answer</text:span><text:span text:style-name="T83_10"><text:s/></text:span><text:span text:style-name="T83_11">Box</text:span><text:span text:style-name="T83_12"><text:s/></text:span><text:span text:style-name="T83_13">below</text:span><text:span text:style-name="T83_14"><text:s/></text:span><text:span text:style-name="T83_15">if</text:span><text:span text:style-name="T83_16"><text:s/></text:span><text:span text:style-name="T83_17">you</text:span><text:span text:style-name="T83_18"><text:s/></text:span><text:span text:style-name="T83_19">think</text:span><text:span text:style-name="T83_20"><text:s/>3<text:s/></text:span><text:span text:style-name="T83_21">is</text:span><text:span text:style-name="T83_22"><text:s/></text:span><text:span text:style-name="T83_23">the</text:span><text:span text:style-name="T83_24"><text:s/></text:span><text:span text:style-name="T83_25">correct</text:span><text:span text:style-name="T83_26"><text:s/></text:span><text:span text:style-name="T83_27">answer</text:span></text:p>
            <text:p text:style-name="P84"><text:span text:style-name="T84_1">Type</text:span><text:span text:style-name="T84_2"><text:s/></text:span><text:span text:style-name="T84_3">in</text:span><text:span text:style-name="T84_4"><text:s/>4<text:s/></text:span><text:span text:style-name="T84_5">in</text:span><text:span text:style-name="T84_6"><text:s/></text:span><text:span text:style-name="T84_7">the</text:span><text:span text:style-name="T84_8"><text:s/></text:span><text:span text:style-name="T84_9">Answer</text:span><text:span text:style-name="T84_10"><text:s/></text:span><text:span text:style-name="T84_11">Box</text:span><text:span text:style-name="T84_12"><text:s/></text:span><text:span text:style-name="T84_13">below</text:span><text:span text:style-name="T84_14"><text:s/></text:span><text:span text:style-name="T84_15">if</text:span><text:span text:style-name="T84_16"><text:s/></text:span><text:span text:style-name="T84_17">you</text:span><text:span text:style-name="T84_18"><text:s/></text:span><text:span text:style-name="T84_19">think</text:span><text:span text:style-name="T84_20"><text:s/>4<text:s/></text:span><text:span text:style-name="T84_21">is</text:span><text:span text:style-name="T84_22"><text:s/></text:span><text:span text:style-name="T84_23">the</text:span><text:span text:style-name="T84_24"><text:s/></text:span><text:span text:style-name="T84_25">correct</text:span><text:span text:style-name="T84_26"><text:s/></text:span><text:span text:style-name="T84_27">answer</text:span></text:p>
            <text:p text:style-name="P85"/>
            <text:p text:style-name="P86"><text:span text:style-name="T86_1">Write</text:span><text:span text:style-name="T86_2"><text:s/></text:span><text:span text:style-name="T86_3">your</text:span><text:span text:style-name="T86_4"><text:s/></text:span><text:span text:style-name="T86_5">answer</text:span><text:span text:style-name="T86_6"><text:s/></text:span><text:span text:style-name="T86_7">below</text:span></text:p>
          </table:table-cell>
        </table:table-row>
        <table:table-row table:style-name="Row20">
          <table:table-cell table:style-name="Cell20">
            <text:p text:style-name="P87"><text:span text:style-name="T87_1">Answer</text:span></text:p>
          </table:table-cell>
        </table:table-row>
        <table:table-row table:style-name="Row21">
          <table:table-cell table:style-name="Cell21">
            <text:p text:style-name="P88"/>
            <text:p text:style-name="P89"/>
            <text:p text:style-name="P90"/>
            <text:p text:style-name="P91"/>
            <text:p text:style-name="P92"/>
          </table:table-cell>
        </table:table-row>
      </table:table>
      <text:p text:style-name="P93"/>
      <text:p text:style-name="P94"/>
      <table:table table:style-name="Table8">
        <table:table-column table:style-name="Column8"/>
        <table:table-row table:style-name="Row22">
          <table:table-cell table:style-name="Cell22">
            <text:p text:style-name="P95"><text:span text:style-name="T95_1">Question</text:span><text:span text:style-name="T95_2"><text:s/>4</text:span></text:p>
          </table:table-cell>
        </table:table-row>
        <table:table-row table:style-name="Row23">
          <table:table-cell table:style-name="Cell23">
            <text:p text:style-name="P96"><text:span text:style-name="T96_1">The</text:span><text:span text:style-name="T96_2"><text:s/></text:span><text:span text:style-name="T96_3">Scratch</text:span><text:span text:style-name="T96_4"><text:s/></text:span><text:span text:style-name="T96_5">program</text:span><text:span text:style-name="T96_6"><text:s/></text:span><text:span text:style-name="T96_7">below</text:span><text:span text:style-name="T96_8"><text:s/></text:span><text:span text:style-name="T96_9">has</text:span><text:span text:style-name="T96_10"><text:s/>1<text:s/></text:span><text:span text:style-name="T96_11">Sprite</text:span><text:span text:style-name="T96_12">.<text:s/></text:span><text:span text:style-name="T96_13">The</text:span><text:span text:style-name="T96_14"><text:s/></text:span><text:span text:style-name="T96_15">Sprite</text:span><text:span text:style-name="T96_16"><text:s/></text:span><text:span text:style-name="T96_17">has</text:span><text:span text:style-name="T96_18"><text:s/>1<text:s/></text:span><text:span text:style-name="T96_19">Script</text:span><text:span text:style-name="T96_20">.<text:s/></text:span><text:span text:style-name="T96_21">The</text:span><text:span text:style-name="T96_22"><text:s/></text:span><text:span text:style-name="T96_23">Sprite</text:span><text:span text:style-name="T96_24"><text:s/></text:span><text:span text:style-name="T96_25">has</text:span><text:span text:style-name="T96_26"><text:s/>1<text:s/></text:span><text:span text:style-name="T96_27">Variable</text:span><text:span text:style-name="T96_28"><text:s/></text:span><text:span text:style-name="T96_29">called</text:span><text:span text:style-name="T96_30"><text:s/></text:span><text:span text:style-name="T96_31">COUNTER</text:span></text:p>
            <text:p text:style-name="P97"/>
            <text:p text:style-name="P98"><text:span text:style-name="T98_1">What</text:span><text:span text:style-name="T98_2"><text:s/></text:span><text:span text:style-name="T98_3">will</text:span><text:span text:style-name="T98_4"><text:s/></text:span><text:span text:style-name="T98_5">be</text:span><text:span text:style-name="T98_6"><text:s/></text:span><text:span text:style-name="T98_7">value</text:span><text:span text:style-name="T98_8"><text:s/></text:span><text:span text:style-name="T98_9">of</text:span><text:span text:style-name="T98_10"><text:s/></text:span><text:span text:style-name="T98_11">COUNTER</text:span><text:span text:style-name="T98_12"><text:s/></text:span><text:span text:style-name="T98_13">displayed</text:span><text:span text:style-name="T98_14"><text:s/></text:span><text:span text:style-name="T98_15">by</text:span><text:span text:style-name="T98_16"><text:s/></text:span><text:span text:style-name="T98_17">the</text:span><text:span text:style-name="T98_18"><text:s/></text:span><text:span text:style-name="T98_19">say</text:span><text:span text:style-name="T98_20"><text:s/></text:span><text:span text:style-name="T98_21">block</text:span></text:p>
            <table:table table:style-name="Table9">
              <table:table-column table:style-name="Column9"/>
              <table:table-row table:style-name="Row24">
                <table:table-cell table:style-name="Cell24">
                  <text:p text:style-name="P99"><text:span text:style-name="T99_1">Script</text:span><text:span text:style-name="T99_2"><text:s/></text:span><text:span text:style-name="T99_3">Tab</text:span></text:p>
                </table:table-cell>
              </table:table-row>
              <table:table-row table:style-name="Row25">
                <table:table-cell table:style-name="Cell25">
                  <text:p text:style-name="P100"/>
                  <table:table table:style-name="Table10">
                    <table:table-column table:style-name="Column10"/>
                    <table:table-row table:style-name="Row26">
                      <table:table-cell table:style-name="Cell26">
                        <text:p text:style-name="P101"/>
                        <table:table table:style-name="Table11">
                          <table:table-column table:style-name="Column11"/>
                          <table:table-row table:style-name="Row27">
                            <table:table-cell table:style-name="Cell27">
                              <text:p text:style-name="P102"><text:span text:style-name="T102_1">Script</text:span><text:span text:style-name="T102_2"><text:s/>1</text:span></text:p>
                            </table:table-cell>
                          </table:table-row>
                          <table:table-row table:style-name="Row28">
                            <table:table-cell table:style-name="Cell28">
                              <text:p text:style-name="P103"><text:span text:style-name="T103_1">when</text:span><text:span text:style-name="T103_2"><text:s/></text:span><text:span text:style-name="T103_3">Flag</text:span><text:span text:style-name="T103_4"><text:s/></text:span><text:span text:style-name="T103_5">clicked</text:span></text:p>
                            </table:table-cell>
                          </table:table-row>
                          <table:table-row table:style-name="Row29">
                            <table:table-cell table:style-name="Cell29">
                              <text:p text:style-name="P104"><text:span text:style-name="T104_1">set</text:span><text:span text:style-name="T104_2"><text:s/></text:span><text:span text:style-name="T104_3">COUNTER</text:span><text:span text:style-name="T104_4"><text:s/></text:span><text:span text:style-name="T104_5">to</text:span><text:span text:style-name="T104_6"><text:s/>0</text:span></text:p>
                            </table:table-cell>
                          </table:table-row>
                          <table:table-row table:style-name="Row30">
                            <table:table-cell table:style-name="Cell30">
                              <text:p text:style-name="P105"><text:span text:style-name="T105_1">forever</text:span></text:p>
                            </table:table-cell>
                          </table:table-row>
                          <table:table-row table:style-name="Row31">
                            <table:table-cell table:style-name="Cell31">
                              <text:p text:style-name="P106"><text:span text:style-name="T106_1">if</text:span><text:span text:style-name="T106_2"><text:s/></text:span><text:span text:style-name="T106_3">COUNTER</text:span><text:span text:style-name="T106_4"><text:s/>&gt;<text:s/>10</text:span></text:p>
                            </table:table-cell>
                          </table:table-row>
                          <table:table-row table:style-name="Row32">
                            <table:table-cell table:style-name="Cell32">
                              <text:p text:style-name="P107"><text:span text:style-name="T107_1">stop</text:span><text:span text:style-name="T107_2"><text:s/>(</text:span><text:span text:style-name="T107_3">all</text:span><text:span text:style-name="T107_4">)</text:span></text:p>
                            </table:table-cell>
                          </table:table-row>
                          <table:table-row table:style-name="Row33">
                            <table:table-cell table:style-name="Cell33">
                              <text:p text:style-name="P108"><text:span text:style-name="T108_1">change</text:span><text:span text:style-name="T108_2"><text:s/></text:span><text:span text:style-name="T108_3">COUNTER</text:span><text:span text:style-name="T108_4"><text:s/></text:span><text:span text:style-name="T108_5">by</text:span><text:span text:style-name="T108_6"><text:s/>(1)</text:span></text:p>
                            </table:table-cell>
                          </table:table-row>
                          <table:table-row table:style-name="Row34">
                            <table:table-cell table:style-name="Cell34">
                              <text:p text:style-name="P109"><text:span text:style-name="T109_1">say</text:span><text:span text:style-name="T109_2"><text:s/></text:span><text:span text:style-name="T109_3">(</text:span><text:span text:style-name="T109_4">COUNTER</text:span><text:span text:style-name="T109_5">)</text:span></text:p>
                            </table:table-cell>
                          </table:table-row>
                        </table:table>
                        <text:p text:style-name="P110"/>
                      </table:table-cell>
                    </table:table-row>
                  </table:table>
                  <text:p text:style-name="P111"/>
                </table:table-cell>
              </table:table-row>
            </table:table>
            <text:p text:style-name="P112"/>
            <text:p text:style-name="P113"/>
            <text:p text:style-name="P114"><text:span text:style-name="T114_1">Write</text:span><text:span text:style-name="T114_2"><text:s/></text:span><text:span text:style-name="T114_3">your</text:span><text:span text:style-name="T114_4"><text:s/></text:span><text:span text:style-name="T114_5">answer</text:span><text:span text:style-name="T114_6"><text:s/></text:span><text:span text:style-name="T114_7">below</text:span></text:p>
          </table:table-cell>
        </table:table-row>
        <table:table-row table:style-name="Row35">
          <table:table-cell table:style-name="Cell35">
            <text:p text:style-name="P115"><text:span text:style-name="T115_1">Answer</text:span></text:p>
          </table:table-cell>
        </table:table-row>
        <table:table-row table:style-name="Row36">
          <table:table-cell table:style-name="Cell36">
            <text:p text:style-name="P116"/>
            <text:p text:style-name="P117"/>
            <text:p text:style-name="P118"/>
          </table:table-cell>
        </table:table-row>
      </table:table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